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8cm" fo:min-width="4.482cm"/>
    </style:style>
    <style:style style:name="gr2" style:family="graphic" style:parent-style-name="standard">
      <style:graphic-properties draw:textarea-horizontal-align="justify" draw:textarea-vertical-align="middle" draw:auto-grow-height="false" fo:min-height="0.668cm" fo:min-width="6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4.99cm"/>
    </style:style>
    <style:style style:name="gr4" style:family="graphic" style:parent-style-name="standard">
      <style:graphic-properties draw:textarea-horizontal-align="justify" draw:textarea-vertical-align="middle" draw:auto-grow-height="false" fo:min-height="0.668cm" fo:min-width="6.26cm"/>
    </style:style>
    <style:style style:name="gr5" style:family="graphic" style:parent-style-name="standard">
      <style:graphic-properties draw:textarea-horizontal-align="justify" draw:textarea-vertical-align="middle" draw:auto-grow-height="false" fo:min-height="0.668cm" fo:min-width="6.641cm"/>
    </style:style>
    <style:style style:name="gr6" style:family="graphic" style:parent-style-name="standard">
      <style:graphic-properties draw:textarea-horizontal-align="justify" draw:textarea-vertical-align="middle" draw:auto-grow-height="false" fo:min-height="0.668cm" fo:min-width="5.752cm"/>
    </style:style>
    <style:style style:name="gr7" style:family="graphic" style:parent-style-name="standard">
      <style:graphic-properties draw:textarea-horizontal-align="justify" draw:textarea-vertical-align="middle" draw:auto-grow-height="false" fo:min-height="0.668cm" fo:min-width="5.87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3cm" fo:min-width="1.44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2.016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2.643cm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5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16" style:family="graphic" style:parent-style-name="standard">
      <style:graphic-properties draw:textarea-horizontal-align="justify" draw:textarea-vertical-align="middle" draw:auto-grow-height="false" fo:min-height="0.828cm" fo:min-width="1.207cm"/>
    </style:style>
    <style:style style:name="gr17" style:family="graphic" style:parent-style-name="standard">
      <style:graphic-properties draw:textarea-horizontal-align="justify" draw:textarea-vertical-align="middle" draw:auto-grow-height="false" fo:min-height="0.828cm" fo:min-width="0.938cm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cm" svg:height="1.016cm" svg:x="9.537cm" svg:y="1.508cm">
          <text:p text:style-name="P1"><text:span text:style-name="T1">STATE_GROUND_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6.985cm" svg:height="1.016cm" svg:x="8.595cm" svg:y="3.921cm">
          <text:p text:style-name="P1"><text:span text:style-name="T1">STATE_GROUND_IDLE_ON_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588cm" svg:height="1.016cm" svg:x="9.249cm" svg:y="6.62cm">
          <text:p text:style-name="P1"><text:span text:style-name="T1">STATE_GROUND_AR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6.858cm" svg:height="1.016cm" svg:x="8.687cm" svg:y="11.573cm">
          <text:p text:style-name="P1"><text:span text:style-name="T1">STATE_AIRBORNE_OUTB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7.239cm" svg:height="1.016cm" svg:x="8.36cm" svg:y="16.78cm">
          <text:p text:style-name="P1"><text:span text:style-name="T1">STATE_AIRBORNE_DEPLOY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6.35cm" svg:height="1.016cm" svg:x="8.741cm" svg:y="19.193cm">
          <text:p text:style-name="P1"><text:span text:style-name="T1">STATE_AIRBORNE_INB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6.35cm" svg:height="1.016cm" svg:x="8.757cm" svg:y="24.654cm">
          <text:p text:style-name="P1"><text:span text:style-name="T1">STATE_GROUND_RE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4" draw:id="id14" draw:layer="layout" svg:width="6.477cm" svg:height="1.016cm" svg:x="8.703cm" svg:y="27.416cm">
          <text:p text:style-name="P1"><text:span text:style-name="T1">STATE_GROUND_DATA_D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6.274cm" svg:y1="1.952cm" svg:x2="9.537cm" svg:y2="2.016cm" draw:start-shape="id1" draw:start-glue-point="1" draw:end-shape="id2" draw:end-glue-point="3" svg:d="M6274 1952h502l2260 64h501" svg:viewBox="0 0 3264 65">
          <text:p/>
        </draw:connector>
        <draw:custom-shape draw:style-name="gr9" draw:text-style-name="P4" xml:id="id1" draw:id="id1" draw:layer="layout" svg:width="2.032cm" svg:height="0.889cm" svg:x="4.242cm" svg:y="1.508cm">
          <text:p text:style-name="P3"><text:span text:style-name="T2">Power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12.077cm" svg:y1="2.524cm" svg:x2="12.087cm" svg:y2="3.921cm" draw:start-shape="id2" draw:start-glue-point="2" draw:end-shape="id3" draw:end-glue-point="0" svg:d="M12077 2524c0 1048 10 350 10 1397" svg:viewBox="0 0 11 1398">
          <text:p text:style-name="P4"><text:span text:style-name="T2">Insert RBF</text:span></text:p>
        </draw:connector>
        <draw:connector draw:style-name="gr10" draw:text-style-name="P5" draw:layer="layout" draw:type="curve" svg:x1="12.087cm" svg:y1="4.937cm" svg:x2="12.043cm" svg:y2="6.62cm" draw:start-shape="id3" draw:start-glue-point="2" draw:end-shape="id4" draw:end-glue-point="0" svg:d="M12087 4937c0 1263-44 422-44 1683" svg:viewBox="0 0 45 1684">
          <text:p text:style-name="P4">Insert RBF</text:p>
        </draw:connector>
        <draw:custom-shape draw:style-name="gr11" draw:text-style-name="P6" xml:id="id6" draw:id="id6" draw:layer="layout" svg:width="2.794cm" svg:height="1.27cm" svg:x="8.487cm" svg:y="14.113cm">
          <text:p text:style-name="P6">Trigger 1:<text:line-break/>Delta P &gt;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7" draw:id="id7" draw:layer="layout" svg:width="2.794cm" svg:height="1.27cm" svg:x="12.424cm" svg:y="14.113cm">
          <text:p text:style-name="P6">Trigger 2:<text:line-break/>Time of fligh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curve" svg:x1="12.116cm" svg:y1="12.589cm" svg:x2="9.884cm" svg:y2="14.113cm" draw:start-shape="id5" draw:start-glue-point="2" draw:end-shape="id6" draw:end-glue-point="4" svg:d="M12116 12589c0 1144-2232 383-2232 1524" svg:viewBox="0 0 2233 1525">
          <text:p/>
        </draw:connector>
        <draw:connector draw:style-name="gr8" draw:text-style-name="P2" draw:layer="layout" draw:type="curve" svg:x1="12.116cm" svg:y1="12.589cm" svg:x2="13.821cm" svg:y2="14.113cm" draw:start-shape="id5" draw:start-glue-point="2" draw:end-shape="id7" draw:end-glue-point="4" svg:d="M12116 12589c0 1144 1705 383 1705 1524" svg:viewBox="0 0 1706 1525">
          <text:p/>
        </draw:connector>
        <draw:connector draw:style-name="gr8" draw:text-style-name="P2" draw:layer="layout" draw:type="curve" svg:x1="13.821cm" svg:y1="15.383cm" svg:x2="11.979cm" svg:y2="16.78cm" draw:start-shape="id7" draw:start-glue-point="8" draw:end-shape="id8" draw:end-glue-point="0" svg:d="M13821 15383c0 1048-1842 350-1842 1397" svg:viewBox="0 0 1843 1398">
          <text:p/>
        </draw:connector>
        <draw:connector draw:style-name="gr8" draw:text-style-name="P2" draw:layer="layout" draw:type="curve" svg:x1="9.884cm" svg:y1="15.383cm" svg:x2="11.979cm" svg:y2="16.78cm" draw:start-shape="id6" draw:start-glue-point="8" draw:end-shape="id8" svg:d="M9884 15383c0 1048 2095 350 2095 1397" svg:viewBox="0 0 2096 1398">
          <text:p/>
        </draw:connector>
        <draw:connector draw:style-name="gr8" draw:text-style-name="P2" draw:layer="layout" draw:type="curve" svg:x1="11.979cm" svg:y1="17.796cm" svg:x2="11.916cm" svg:y2="19.193cm" draw:start-shape="id8" draw:start-glue-point="2" draw:end-shape="id9" draw:end-glue-point="0" svg:d="M11979 17796c0 1048-63 350-63 1397" svg:viewBox="0 0 64 1398">
          <text:p/>
        </draw:connector>
        <draw:custom-shape draw:style-name="gr12" draw:text-style-name="P6" xml:id="id12" draw:id="id12" draw:layer="layout" svg:width="3.556cm" svg:height="1.27cm" svg:x="13.567cm" svg:y="22.114cm">
          <text:p text:style-name="P6"><text:span text:style-name="T3">Trigger 3:</text:span><text:span text:style-name="T3"><text:line-break/></text:span><text:span text:style-name="T3">Pressur</text:span>e approach</text:p>
          <text:p text:style-name="P6">gr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0" draw:id="id10" draw:layer="layout" svg:width="4.445cm" svg:height="1.27cm" svg:x="5.82cm" svg:y="22.114cm">
          <text:p text:style-name="P6">Trigger 1:<text:line-break/>Acceleration magnitu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6" xml:id="id11" draw:id="id11" draw:layer="layout" svg:width="2.794cm" svg:height="1.27cm" svg:x="10.519cm" svg:y="22.114cm">
          <text:p text:style-name="P6">Trigger 2:<text:line-break/>Time of fligh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curve" svg:x1="11.916cm" svg:y1="20.209cm" svg:x2="8.043cm" svg:y2="22.114cm" draw:start-shape="id9" draw:start-glue-point="2" draw:end-shape="id10" draw:end-glue-point="4" svg:d="M11916 20209c0 1429-3873 477-3873 1905" svg:viewBox="0 0 3874 1906">
          <text:p/>
        </draw:connector>
        <draw:connector draw:style-name="gr8" draw:text-style-name="P2" draw:layer="layout" draw:type="curve" svg:x1="11.916cm" svg:y1="20.209cm" svg:x2="11.916cm" svg:y2="22.114cm" draw:start-shape="id9" draw:start-glue-point="2" draw:end-shape="id11" draw:end-glue-point="4" svg:d="M11916 20209v1905" svg:viewBox="0 0 1 1906">
          <text:p/>
        </draw:connector>
        <draw:connector draw:style-name="gr8" draw:text-style-name="P2" draw:layer="layout" draw:type="curve" svg:x1="11.916cm" svg:y1="20.209cm" svg:x2="15.345cm" svg:y2="22.114cm" draw:start-shape="id9" draw:start-glue-point="2" draw:end-shape="id12" draw:end-glue-point="4" svg:d="M11916 20209c0 1429 3429 477 3429 1905" svg:viewBox="0 0 3430 1906">
          <text:p/>
        </draw:connector>
        <draw:connector draw:style-name="gr8" draw:text-style-name="P2" draw:layer="layout" draw:type="curve" svg:x1="8.043cm" svg:y1="23.384cm" svg:x2="11.932cm" svg:y2="24.654cm" draw:start-shape="id10" draw:start-glue-point="8" draw:end-shape="id13" draw:end-glue-point="0" svg:d="M8043 23384c0 954 3889 319 3889 1270" svg:viewBox="0 0 3890 1271">
          <text:p/>
        </draw:connector>
        <draw:connector draw:style-name="gr8" draw:text-style-name="P2" draw:layer="layout" draw:type="curve" svg:x1="11.916cm" svg:y1="23.384cm" svg:x2="11.932cm" svg:y2="24.654cm" draw:start-shape="id11" draw:start-glue-point="8" draw:end-shape="id13" draw:end-glue-point="0" svg:d="M11916 23384c0 954 16 319 16 1270" svg:viewBox="0 0 17 1271">
          <text:p/>
        </draw:connector>
        <draw:connector draw:style-name="gr8" draw:text-style-name="P2" draw:layer="layout" draw:type="curve" svg:x1="15.345cm" svg:y1="23.384cm" svg:x2="11.932cm" svg:y2="24.654cm" draw:start-shape="id12" draw:start-glue-point="8" draw:end-shape="id13" draw:end-glue-point="0" svg:d="M15345 23384c0 954-3413 319-3413 1270" svg:viewBox="0 0 3414 1271">
          <text:p/>
        </draw:connector>
        <draw:connector draw:style-name="gr10" draw:text-style-name="P7" draw:layer="layout" draw:type="curve" svg:x1="11.932cm" svg:y1="25.67cm" svg:x2="11.941cm" svg:y2="27.416cm" draw:start-shape="id13" draw:start-glue-point="2" draw:end-shape="id14" draw:end-glue-point="0" svg:d="M11932 25670c0 1311 9 438 9 1746" svg:viewBox="0 0 10 1747">
          <text:p text:style-name="P6">Insert RBF</text:p>
        </draw:connector>
        <draw:connector draw:style-name="gr10" draw:text-style-name="P7" draw:layer="layout" draw:type="curve" draw:line-skew="2.16cm" svg:x1="15.18cm" svg:y1="27.924cm" svg:x2="14.617cm" svg:y2="2.016cm" draw:start-shape="id14" draw:start-glue-point="1" draw:end-shape="id2" draw:end-glue-point="1" svg:d="M15180 27924c3991 0 4273-25908-563-25908" svg:viewBox="0 0 3593 25909">
          <text:p text:style-name="P6">Remove RBF</text:p>
        </draw:connector>
        <draw:custom-shape draw:style-name="gr14" draw:text-style-name="P6" xml:id="id18" draw:id="id18" draw:layer="layout" svg:width="3.048cm" svg:height="1.27cm" svg:x="1.756cm" svg:y="15.51cm">
          <text:p text:style-name="P6">Ground control<text:line-break/>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5" draw:id="id15" draw:layer="layout" svg:width="3.048cm" svg:height="1.524cm" svg:x="7.336cm" svg:y="8.779cm">
          <text:p text:style-name="P6">Trigger 1:<text:line-break/>Optical/</text:p>
          <text:p text:style-name="P6">Magnetome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6" xml:id="id16" draw:id="id16" draw:layer="layout" svg:width="2.413cm" svg:height="1.524cm" svg:x="10.865cm" svg:y="8.779cm">
          <text:p text:style-name="P6">Trigger 2:<text:line-break/>Accelerome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6" xml:id="id17" draw:id="id17" draw:layer="layout" svg:width="2.032cm" svg:height="1.524cm" svg:x="13.986cm" svg:y="8.779cm">
          <text:p text:style-name="P6">Trigger 3:<text:line-break/>Delta P &lt;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2.043cm" svg:y1="7.636cm" svg:x2="8.86cm" svg:y2="8.779cm" draw:start-shape="id4" draw:start-glue-point="2" draw:end-shape="id15" draw:end-glue-point="4" svg:d="M12043 7636c0 858-3183 287-3183 1143" svg:viewBox="0 0 3184 1144">
          <text:p/>
        </draw:connector>
        <draw:connector draw:style-name="gr8" draw:text-style-name="P2" draw:layer="layout" draw:type="curve" svg:x1="12.043cm" svg:y1="7.636cm" svg:x2="12.072cm" svg:y2="8.779cm" draw:start-shape="id4" draw:start-glue-point="2" draw:end-shape="id16" draw:end-glue-point="4" svg:d="M12043 7636c0 858 29 287 29 1143" svg:viewBox="0 0 30 1144">
          <text:p/>
        </draw:connector>
        <draw:connector draw:style-name="gr8" draw:text-style-name="P2" draw:layer="layout" draw:type="curve" svg:x1="12.043cm" svg:y1="7.636cm" svg:x2="15.002cm" svg:y2="8.779cm" draw:start-shape="id4" draw:start-glue-point="2" draw:end-shape="id17" draw:end-glue-point="4" svg:d="M12043 7636c0 858 2959 287 2959 1143" svg:viewBox="0 0 2960 1144">
          <text:p/>
        </draw:connector>
        <draw:connector draw:style-name="gr8" draw:text-style-name="P2" draw:layer="layout" draw:type="curve" svg:x1="8.86cm" svg:y1="10.303cm" svg:x2="12.116cm" svg:y2="11.573cm" draw:start-shape="id15" draw:start-glue-point="8" draw:end-shape="id5" draw:end-glue-point="0" svg:d="M8860 10303c0 954 3256 319 3256 1270" svg:viewBox="0 0 3257 1271">
          <text:p/>
        </draw:connector>
        <draw:connector draw:style-name="gr8" draw:text-style-name="P2" draw:layer="layout" draw:type="curve" svg:x1="15.002cm" svg:y1="10.303cm" svg:x2="12.116cm" svg:y2="11.573cm" draw:start-shape="id17" draw:start-glue-point="8" draw:end-shape="id5" draw:end-glue-point="0" svg:d="M15002 10303c0 954-2886 319-2886 1270" svg:viewBox="0 0 2887 1271">
          <text:p/>
        </draw:connector>
        <draw:connector draw:style-name="gr8" draw:text-style-name="P2" draw:layer="layout" draw:type="curve" svg:x1="12.072cm" svg:y1="10.303cm" svg:x2="12.116cm" svg:y2="11.573cm" draw:start-shape="id16" draw:start-glue-point="8" draw:end-shape="id5" draw:end-glue-point="0" svg:d="M12072 10303c0 954 44 319 44 1270" svg:viewBox="0 0 45 1271">
          <text:p/>
        </draw:connector>
        <draw:connector draw:style-name="gr8" draw:text-style-name="P2" draw:layer="layout" draw:type="curve" svg:x1="4.804cm" svg:y1="16.145cm" svg:x2="8.36cm" svg:y2="17.288cm" draw:start-shape="id18" draw:start-glue-point="10" draw:end-shape="id8" draw:end-glue-point="3" svg:d="M4804 16145c2667 0 889 1143 3556 1143" svg:viewBox="0 0 3557 1144">
          <text:p/>
        </draw:connector>
        <draw:connector draw:style-name="gr8" draw:text-style-name="P2" draw:layer="layout" draw:type="curve" svg:x1="4.804cm" svg:y1="16.145cm" svg:x2="8.687cm" svg:y2="12.081cm" draw:start-shape="id18" draw:start-glue-point="10" draw:end-shape="id5" draw:end-glue-point="3" svg:d="M4804 16145c2913 0 972-4064 3883-4064" svg:viewBox="0 0 3884 4065">
          <text:p/>
        </draw:connector>
        <draw:connector draw:style-name="gr8" draw:text-style-name="P2" draw:layer="layout" draw:type="curve" svg:x1="4.804cm" svg:y1="16.145cm" svg:x2="8.757cm" svg:y2="25.162cm" draw:start-shape="id18" draw:start-glue-point="10" draw:end-shape="id13" svg:d="M4804 16145c2965 0 989 9017 3953 9017" svg:viewBox="0 0 3954 90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20:19:46.885546945</meta:creation-date>
    <dc:date>2019-06-23T20:51:13.466781668</dc:date>
    <meta:editing-duration>PT14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